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in Modern Mono1" svg:font-family="'Latin Modern Mono'" style:font-pitch="fixed"/>
    <style:font-face style:name="Latin Modern Mono" svg:font-family="'Latin Modern Mono'" style:font-adornments="Gra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794cm"/>
    </style:style>
    <style:style style:name="Tableau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1.B1" style:family="table-cell">
      <style:table-cell-properties fo:padding="0.097cm" fo:border="0.05pt solid #000000"/>
    </style:style>
    <style:style style:name="Tableau1.A2" style:family="table-cell">
      <style:table-cell-properties fo:background-color="#729fcf"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51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ddbf1" officeooo:paragraph-rsid="000ddbf1"/>
    </style:style>
    <style:style style:name="P2" style:family="paragraph" style:parent-style-name="Standard">
      <style:text-properties officeooo:rsid="000ddbf1" officeooo:paragraph-rsid="000ddbf1"/>
    </style:style>
    <style:style style:name="P3" style:family="paragraph" style:parent-style-name="Standard">
      <style:paragraph-properties fo:text-align="start" style:justify-single-word="false"/>
      <style:text-properties fo:color="#ffffff" style:font-name="Latin Modern Mono1" fo:font-weight="bold" officeooo:rsid="000ddbf1" officeooo:paragraph-rsid="000f45a4" style:font-weight-asian="bold" style:font-weight-complex="bold"/>
    </style:style>
    <style:style style:name="P4" style:family="paragraph" style:parent-style-name="Standard">
      <style:paragraph-properties fo:text-align="center" style:justify-single-word="false"/>
      <style:text-properties style:font-name="Latin Modern Mono1" officeooo:rsid="000ddbf1" officeooo:paragraph-rsid="000f45a4"/>
    </style:style>
    <style:style style:name="P5" style:family="paragraph" style:parent-style-name="Standard">
      <style:paragraph-properties fo:text-align="justify" style:justify-single-word="false"/>
      <style:text-properties style:font-name="Latin Modern Mono1" officeooo:rsid="000ddbf1" officeooo:paragraph-rsid="000ddbf1"/>
    </style:style>
    <style:style style:name="P6" style:family="paragraph" style:parent-style-name="Standard">
      <style:paragraph-properties fo:text-align="justify" style:justify-single-word="false"/>
      <style:text-properties officeooo:paragraph-rsid="001554c3"/>
    </style:style>
    <style:style style:name="P7" style:family="paragraph" style:parent-style-name="Standard">
      <style:text-properties officeooo:rsid="000ddbf1" officeooo:paragraph-rsid="000ddbf1"/>
    </style:style>
    <style:style style:name="P8" style:family="paragraph" style:parent-style-name="Standard">
      <style:text-properties style:font-name="Latin Modern Mono1" officeooo:rsid="000ddbf1" officeooo:paragraph-rsid="000ddbf1"/>
    </style:style>
    <style:style style:name="P9" style:family="paragraph" style:parent-style-name="Standard">
      <style:paragraph-properties fo:text-align="justify" style:justify-single-word="false"/>
      <style:text-properties officeooo:paragraph-rsid="000ddbf1"/>
    </style:style>
    <style:style style:name="P10" style:family="paragraph" style:parent-style-name="Table_20_Contents">
      <style:text-properties style:font-name="Latin Modern Mono1" officeooo:rsid="0015dca6" officeooo:paragraph-rsid="0015dca6"/>
    </style:style>
    <style:style style:name="T1" style:family="text">
      <style:text-properties officeooo:rsid="000f32d1"/>
    </style:style>
    <style:style style:name="T2" style:family="text">
      <style:text-properties officeooo:rsid="000f45a4"/>
    </style:style>
    <style:style style:name="T3" style:family="text">
      <style:text-properties officeooo:rsid="001554c3"/>
    </style:style>
    <style:style style:name="T4" style:family="text">
      <style:text-properties style:font-name="Latin Modern Mono1"/>
    </style:style>
    <style:style style:name="T5" style:family="text">
      <style:text-properties style:font-name="Latin Modern Mono1" officeooo:rsid="000ddbf1"/>
    </style:style>
    <style:style style:name="T6" style:family="text">
      <style:text-properties style:font-name="Latin Modern Mono1" officeooo:rsid="001554c3"/>
    </style:style>
    <style:style style:name="T7" style:family="text">
      <style:text-properties officeooo:rsid="0015dc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hier des Charges du Projet n°26<text:line-break/>Outils de Contrôle Robotique</text:p>
      <text:p text:style-name="P1"/>
      <text:h text:style-name="Heading_20_1" text:outline-level="1">Présentation générale du projet</text:h>
      <text:p text:style-name="P2"/>
      <text:h text:style-name="Heading_20_2" text:outline-level="2">Les acteurs du projet</text:h>
      <text:p text:style-name="Text_20_body"/>
      <table:table table:name="Tableau1" table:style-name="Tableau1">
        <table:table-column table:style-name="Tableau1.A"/>
        <table:table-column table:style-name="Tableau1.B"/>
        <table:table-row table:style-name="Tableau1.1">
          <table:table-cell table:style-name="Tableau1.A1" office:value-type="string">
            <text:p text:style-name="P3">Maître d’oeuvre </text:p>
          </table:table-cell>
          <table:table-cell table:style-name="Tableau1.B1" office:value-type="string">
            <text:p text:style-name="P4">Sébastien Caux CEO d’Uniswarm</text:p>
          </table:table-cell>
        </table:table-row>
        <table:table-row>
          <table:table-cell table:style-name="Tableau1.A2" office:value-type="string">
            <text:p text:style-name="P3">Maître d’ouvrage</text:p>
          </table:table-cell>
          <table:table-cell table:style-name="Tableau1.B2" office:value-type="string">
            <text:p text:style-name="P4"><text:span text:style-name="T2">S</text:span>ébastien Caux CEO d’Uniswarm</text:p>
          </table:table-cell>
        </table:table-row>
        <table:table-row>
          <table:table-cell table:style-name="Tableau1.A2" office:value-type="string">
            <text:p text:style-name="P3">Chef de Projet</text:p>
          </table:table-cell>
          <table:table-cell table:style-name="Tableau1.B3" office:value-type="string">
            <text:p text:style-name="P4">Julien Tison</text:p>
          </table:table-cell>
        </table:table-row>
        <table:table-row>
          <table:table-cell table:style-name="Tableau1.A2" office:value-type="string">
            <text:p text:style-name="P3">Equipe </text:p>
          </table:table-cell>
          <table:table-cell table:style-name="Tableau1.B4" office:value-type="string">
            <text:p text:style-name="P4">Théo Sedik </text:p>
            <text:p text:style-name="P4">T<text:span text:style-name="T3">é</text:span>o Mosnier</text:p>
            <text:p text:style-name="P4"><text:span text:style-name="T3">Aymeric </text:span>Muller</text:p>
            <text:p text:style-name="P4">Ewan Galin</text:p>
            <text:p text:style-name="P4">Julien Tison</text:p>
          </table:table-cell>
        </table:table-row>
      </table:table>
      <text:p text:style-name="P2"><text:tab/><text:span text:style-name="T4">Nous ne précisons pas de domaine de compétence pour les personnes dans notre équipe car chaque membre est polyvalent et pourra passer d’une tâche à une autre sans difficulté.</text:span></text:p>
      <text:h text:style-name="Heading_20_2" text:outline-level="2">Nature de la prestation demandé</text:h>
      <text:p text:style-name="P2"><text:tab/><text:span text:style-name="T4">Création d’un package codé en Qt. Ce package devra assurer la bonne liaison entre l’utilisateur et les cartes, ainsi que la bonne communication entre elles. Notre package devra contenir des éléments visuels permettant de contrôler les moteurs reliés aux cartes de manière simple et claire. De plus, notre travail devra être simple à comprendre et pourra être extensible par d’autre développeurs.</text:span></text:p>
      <text:h text:style-name="Heading_20_2" text:outline-level="2">Estimation des grandes étapes et dates <text:span text:style-name="T3">butoirs</text:span></text:h>
      <text:p text:style-name="P2"><text:tab/><text:span text:style-name="T4">Le niveau de confidentialité est presque nul, car l’entreprise avec laquelle nous travaillons réalise du code libre de droit et met son travail à profit de tous.</text:span></text:p>
      <text:p text:style-name="P8"><text:tab/>Quant à l’estimation du budget nécessaire au projet, il comprendra seulement l’utilisation de la salle ( équipée d’ordinateurs ) ainsi que le potentiel salaire des étudiants ( basé sur le SMIC <text:span text:style-name="T7">)</text:span>.</text:p>
      <table:table table:name="Tableau2" table:style-name="Tableau2">
        <table:table-column table:style-name="Tableau2.A" table:number-columns-repeated="4"/>
        <table:table-row>
          <table:table-cell table:style-name="Tableau2.A1" office:value-type="string">
            <text:p text:style-name="P10">Intitulé</text:p>
          </table:table-cell>
          <table:table-cell table:style-name="Tableau2.A1" office:value-type="string">
            <text:p text:style-name="P10">Charge</text:p>
          </table:table-cell>
          <table:table-cell table:style-name="Tableau2.A1" office:value-type="string">
            <text:p text:style-name="P10">Quantité</text:p>
          </table:table-cell>
          <table:table-cell table:style-name="Tableau2.D1" office:value-type="string">
            <text:p text:style-name="P10">Total</text:p>
          </table:table-cell>
        </table:table-row>
        <table:table-row>
          <table:table-cell table:style-name="Tableau2.A2" office:value-type="string">
            <text:p text:style-name="P10">Heures travail</text:p>
          </table:table-cell>
          <table:table-cell table:style-name="Tableau2.A2" office:value-type="string">
            <text:p text:style-name="P10">800€ / mois</text:p>
          </table:table-cell>
          <table:table-cell table:style-name="Tableau2.A2" office:value-type="string">
            <text:p text:style-name="P10">5 * 3 mois</text:p>
          </table:table-cell>
          <table:table-cell table:style-name="Tableau2.D2" office:value-type="string">
            <text:p text:style-name="P10">12000</text:p>
          </table:table-cell>
        </table:table-row>
        <table:table-row>
          <table:table-cell table:style-name="Tableau2.A2" office:value-type="string">
            <text:p text:style-name="P10">Salles</text:p>
          </table:table-cell>
          <table:table-cell table:style-name="Tableau2.A2" office:value-type="string">
            <text:p text:style-name="P10">200€ / jours</text:p>
          </table:table-cell>
          <table:table-cell table:style-name="Tableau2.A2" office:value-type="string">
            <text:p text:style-name="P10">4 * 3 mois </text:p>
          </table:table-cell>
          <table:table-cell table:style-name="Tableau2.D2" office:value-type="string">
            <text:p text:style-name="P10">2400</text:p>
          </table:table-cell>
        </table:table-row>
        <table:table-row>
          <table:table-cell table:style-name="Tableau2.A2" table:number-columns-spanned="3" office:value-type="string">
            <text:p text:style-name="P10">TOTAL</text:p>
          </table:table-cell>
          <table:covered-table-cell/>
          <table:covered-table-cell/>
          <table:table-cell table:style-name="Tableau2.D2" office:value-type="string">
            <text:p text:style-name="P10">14400</text:p>
          </table:table-cell>
        </table:table-row>
      </table:table>
      <text:p text:style-name="P8"><text:soft-page-break/></text:p>
      <text:h text:style-name="Heading_20_2" text:outline-level="2">Organisation de l’équipe et du travail</text:h>
      <text:p text:style-name="P2"/>
      <text:p text:style-name="P6"><text:span text:style-name="T5"><text:tab/>Notre équipe d’étudiant se regroupe tous les lundi matins de 8h à 12h. Concernant les réunions avec le Maître </text:span><text:span text:style-name="T6">d’</text:span><text:span text:style-name="T5">œuvre, il prévu de faire des réunions au siège de Uniswarm à Clermont Ferrand, il est également envisagé de réaliser des visioconférence afin de combler la distance entre les locaux et les différences de disponibilités.</text:span></text:p>
      <text:p text:style-name="P5"><text:tab/>Notre groupe a également mis en place un dépôt gitlab afin de travailler sur le même projet simultanément, ainsi qu’un serve<text:span text:style-name="T1">u</text:span>r Discord permettant de communiquer aisément, de partager des documents et de nous organiser au sein du groupe.</text:p>
      <text:p text:style-name="P5"><text:tab/>Nous envisageons également de donner l’accès à notre dépôt GIT à notre maître <text:span text:style-name="T3">d’œuvre.</text:span></text:p>
      <text:p text:style-name="P9"/>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in Modern Mono1" svg:font-family="'Latin Modern Mono'" style:font-pitch="fixed"/>
    <style:font-face style:name="Latin Modern Mono" svg:font-family="'Latin Modern Mono'" style:font-adornments="Gra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atin Modern Mono" fo:font-family="'Latin Modern Mono'" style:font-style-name="Gras" style:font-pitch="fixed" fo:font-size="9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ab-stops>
          <style:tab-stop style:position="1cm"/>
        </style:tab-stops>
      </style:paragraph-properties>
      <style:text-properties style:font-name="Latin Modern Mono" fo:font-family="'Latin Modern Mono'" style:font-style-name="Gras" style:font-pitch="fixed" fo:font-size="80%" fo:font-weight="bold" style:font-size-asian="115%" style:font-weight-asian="bold" style:font-size-complex="115%" style:font-weight-complex="60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Latin Modern Mono" fo:font-family="'Latin Modern Mono'" style:font-style-name="Gras" style:font-pitch="fixed" fo:font-size="16pt" style:text-underline-style="solid" style:text-underline-type="double" style:text-underline-width="auto" style:text-underline-color="font-color" fo:font-weight="bold" style:font-size-asian="28pt" style:font-weight-asian="bold" style:font-size-complex="28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text:list-tab-stop-position="0.499cm" fo:text-indent="0.499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08:15:33.058135723</meta:creation-date>
    <dc:date>2019-12-03T08:27:58.727677533</dc:date>
    <meta:editing-duration>PT56M30S</meta:editing-duration>
    <meta:editing-cycles>4</meta:editing-cycles>
    <meta:generator>LibreOffice/6.1.5.2$Linux_X86_64 LibreOffice_project/10$Build-2</meta:generator>
    <meta:document-statistic meta:table-count="2" meta:image-count="0" meta:object-count="0" meta:page-count="2" meta:paragraph-count="39" meta:word-count="349" meta:character-count="2110" meta:non-whitespace-character-count="1794"/>
  </office:meta>
</office:document-meta>
</file>